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“WIDELY: SISTEMA WEB DE DESARROLLO INTEGRADO''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UAN DIEGO TASCON VID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NIVERSIDAD DEL VALLE</text:p>
      <text:p text:style-name="P4">FACULTAD DE INGENIERÍA</text:p>
      <text:p text:style-name="P4">ESCUELA DE INGENIERÍA DE SISTEMAS Y COMPUTACIÓN</text:p>
      <text:p text:style-name="P4">SANTIAGO DE CALI</text:p>
      <text:p text:style-name="P4">2007</text:p>
      <text:p text:style-name="P4"/>
      <text:p text:style-name="P2"/>
      <text:p text:style-name="P2">RESUMEN</text:p>
      <text:p text:style-name="P2"/>
      <text:p text:style-name="P3">Un ambiente de desarrollo integrado (IDE) es un marco de trabajo que soporta el desarrollo rápido de <text:span text:style-name="T2">aplicaciones </text:span>de un lenguaje de programación en particular o, algunos casos, el diseño del IDE permite la adaptación para múltiples lenguajes con la ayuda de módulos que se pueden añadir en cualquier momento.</text:p>
      <text:p text:style-name="P3"></text:p>
      <text:p text:style-name="P3">Existen muchos IDEs con excelentes capacidades, la propuesta es un IDE basado en Web, específicamente en el concepto RIA (Rich Internet Application), presentando una ventaja estratégica de poder acceder a la aplicación desde cualquier PC con una configuración típica, esto es, cualquier sistema operativo que incluya un navegador web.</text:p>
      <text:p text:style-name="P3"></text:p>
      <text:p text:style-name="P3">El IDE web pretende combinar de forma eficiente y centralizada la creación, edición, compilación, ejecución, depuración y control de versiones del código fuente de los programas en una herramienta fácil de usar y disponible ya sea a través de una intranet o a través de Internet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3cm" fo:page-height="1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23T14:00:34</meta:creation-date>
    <dc:date>2007-08-23T14:09:18</dc:date>
    <dc:language>es-CO</dc:language>
    <meta:editing-cycles>5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173" meta:character-count="1114"/>
  </office:meta>
</office:document-meta>
</file>